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mponent.getLif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onent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onent.getEPR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onent.isExchangeWithConsumerOkay( ServiceEndpoint endpoint , MessageExchange exchan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Component.getCompon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onent.getService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onent.asList( Object [ ] endpo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Component.doIn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Component.getComponen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Component.getEPRStrippedComponen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omponent.isExchangeWithProviderOkay( ServiceEndpoint endpoint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onent.validateEndpoint( Endpoint 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Component.getEPR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mponent.getServiceDescription( ServiceEndpoint endpoi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Component.do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mponent.createServiceUnit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Component.create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onent.isKnownEndpoint( Endpoint endpoi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Component.resolveEndpointReference( DocumentFragment ep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Component.do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mponent.getEPR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onent.addEndpoint(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omponent.do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mponent.getEPRProto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mponent.removeEndpoint(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mponent.ge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onent.getEPRComponen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Component.getServiceUni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onent.Defaul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